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able:cell-range-source table:name="CSV_all" xlink:type="simple" xlink:href="../whatever.csv" table:filter-name="Text - txt - csv (StarCalc)" table:filter-options="9/59/44,34,ANSI,1,,0,false,false,true,false,false,0,false" table:last-column-spanned="3" table:last-row-spanned="17" table:refresh-delay="PT00H00M05S"/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70.09" calcext:value-type="float">
            <text:p>70.09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73.205" calcext:value-type="float">
            <text:p>173.205</text:p>
          </table:table-cell>
          <table:table-cell office:value-type="float" office:value="130.36" calcext:value-type="float">
            <text:p>130.3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59.808" calcext:value-type="float">
            <text:p>259.808</text:p>
          </table:table-cell>
          <table:table-cell office:value-type="float" office:value="180.81" calcext:value-type="float">
            <text:p>180.8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46.41" calcext:value-type="float">
            <text:p>346.41</text:p>
          </table:table-cell>
          <table:table-cell office:value-type="float" office:value="221.44" calcext:value-type="float">
            <text:p>221.4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33.013" calcext:value-type="float">
            <text:p>433.013</text:p>
          </table:table-cell>
          <table:table-cell office:value-type="float" office:value="252.25" calcext:value-type="float">
            <text:p>252.2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19.615" calcext:value-type="float">
            <text:p>519.615</text:p>
          </table:table-cell>
          <table:table-cell office:value-type="float" office:value="273.24" calcext:value-type="float">
            <text:p>273.24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06.218" calcext:value-type="float">
            <text:p>606.218</text:p>
          </table:table-cell>
          <table:table-cell office:value-type="float" office:value="284.41" calcext:value-type="float">
            <text:p>284.4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92.82" calcext:value-type="float">
            <text:p>692.82</text:p>
          </table:table-cell>
          <table:table-cell office:value-type="float" office:value="285.76" calcext:value-type="float">
            <text:p>285.7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79.423" calcext:value-type="float">
            <text:p>779.423</text:p>
          </table:table-cell>
          <table:table-cell office:value-type="float" office:value="277.29" calcext:value-type="float">
            <text:p>277.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52.628" calcext:value-type="float">
            <text:p>952.628</text:p>
          </table:table-cell>
          <table:table-cell office:value-type="float" office:value="230.89" calcext:value-type="float">
            <text:p>230.8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39.23" calcext:value-type="float">
            <text:p>1039.23</text:p>
          </table:table-cell>
          <table:table-cell office:value-type="float" office:value="192.96" calcext:value-type="float">
            <text:p>192.96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125.83" calcext:value-type="float">
            <text:p>1125.83</text:p>
          </table:table-cell>
          <table:table-cell office:value-type="float" office:value="145.21" calcext:value-type="float">
            <text:p>145.2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12.44" calcext:value-type="float">
            <text:p>1212.44</text:p>
          </table:table-cell>
          <table:table-cell office:value-type="float" office:value="87.64" calcext:value-type="float">
            <text:p>87.6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299.04" calcext:value-type="float">
            <text:p>1299.04</text:p>
          </table:table-cell>
          <table:table-cell office:value-type="float" office:value="20.25" calcext:value-type="float">
            <text:p>2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13:12:53.166000000</dc:date>
    <meta:editing-duration>PT10M22S</meta:editing-duration>
    <meta:editing-cycles>1</meta:editing-cycles>
    <meta:document-statistic meta:table-count="1" meta:cell-count="51" meta:object-count="0"/>
    <meta:generator>LibreOffice/7.3.2.2$Windows_X86_64 LibreOffice_project/49f2b1bff42cfccbd8f788c8dc32c1c309559be0</meta:generator>
  </office:meta>
</office:document-meta>
</file>